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B100006707B0E725CB.svm"/>
  <manifest:file-entry manifest:media-type="" manifest:full-path="Pictures/2000000700002B3100001C63D2FB8D0B.svm"/>
  <manifest:file-entry manifest:media-type="" manifest:full-path="Pictures/2000000700002BB200001C63519D3483.svm"/>
  <manifest:file-entry manifest:media-type="" manifest:full-path="Pictures/2000000700003DC300002E41220698DF.svm"/>
  <manifest:file-entry manifest:media-type="" manifest:full-path="Pictures/2000000700002BB200001C6367916C12.svm"/>
  <manifest:file-entry manifest:media-type="" manifest:full-path="Pictures/20000007000023E700001CA448F8F110.svm"/>
  <manifest:file-entry manifest:media-type="" manifest:full-path="Pictures/200000070000552000006707E2DDF471.svm"/>
  <manifest:file-entry manifest:media-type="" manifest:full-path="Pictures/200000070000262A00001CA4F263EDA6.svm"/>
  <manifest:file-entry manifest:media-type="" manifest:full-path="Pictures/2000000700003F2F00002D21FC067010.svm"/>
  <manifest:file-entry manifest:media-type="" manifest:full-path="Pictures/2000000700002B3100001C63A385C153.svm"/>
  <manifest:file-entry manifest:media-type="" manifest:full-path="Pictures/200000070000262A00001CA4490EA52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OpenSymbol" svg:font-family="OpenSymbol"/>
    <style:font-face style:name="gg sans" svg:font-family="'gg sans', 'Noto Sans', 'Helvetica Neue', Helvetica, Arial, sans-serif"/>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 style:family="paragraph" style:parent-style-name="Standard">
      <style:paragraph-properties fo:text-align="center"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4" style:family="paragraph" style:parent-style-name="Standard">
      <style:paragraph-properties fo:text-align="center" style:justify-single-word="false" style:text-autospace="none"/>
      <style:text-properties style:font-name="Arial-BoldMT" fo:font-size="14pt" fo:font-weight="bold" style:font-name-asian="Arial-BoldMT" style:font-size-asian="14pt" style:font-weight-asian="bold" style:font-name-complex="Arial-BoldMT" style:font-size-complex="14pt" style:font-weight-complex="bold"/>
    </style:style>
    <style:style style:name="P5" style:family="paragraph" style:parent-style-name="Standard">
      <style:paragraph-properties fo:text-align="start" style:justify-single-word="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6" style:family="paragraph" style:parent-style-name="Standard">
      <style:paragraph-properties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center" style:justify-single-word="false" style:text-autospace="none"/>
      <style:text-properties fo:font-variant="normal" fo:text-transform="none" style:font-name="gg sans" fo:font-size="12pt" fo:letter-spacing="normal" fo:font-style="normal" fo:font-weight="normal" style:font-name-asian="ArialMT" style:font-size-asian="12pt" style:font-name-complex="ArialM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style:font-name="ArialMT" fo:font-size="12pt" style:font-name-asian="ArialMT" style:font-size-asian="12pt" style:font-name-complex="ArialMT" style:font-size-complex="12pt"/>
    </style:style>
    <style:style style:name="P10" style:family="paragraph" style:parent-style-name="Heading_20_1">
      <style:text-properties style:font-name="ArialMT" fo:font-size="12pt" style:font-name-asian="ArialMT" style:font-size-asian="12pt" style:font-name-complex="ArialM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Heinrich-Heine-Universität Düsseldorf</text:p>
      <text:p text:style-name="P2">Dr. Konrad Völkel</text:p>
      <text:p text:style-name="P4"/>
      <text:p text:style-name="P4"/>
      <text:p text:style-name="P4"/>
      <text:p text:style-name="P4">Bachelorarbeit</text:p>
      <text:p text:style-name="P2"/>
      <text:p text:style-name="P7">Regressionsmodelle für Eingliederungshilfeleistungen</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Verfasserin:</text:p>
      <text:p text:style-name="P1">Ina Backes-Schulz</text:p>
      <text:p text:style-name="P1">Stürzelberger Str. 52</text:p>
      <text:p text:style-name="P1">inbac101@hhu.de</text:p>
      <text:p text:style-name="P1">Matrikelnummer: 3093098</text:p>
      <text:p text:style-name="P1">Informatik B.Sc.</text:p>
      <text:p text:style-name="P1"/>
      <text:p text:style-name="P1"/>
      <text:p text:style-name="P1"/>
      <text:p text:style-name="P1"/>
      <text:p text:style-name="P1"/>
      <text:p text:style-name="P6">Abgabedatum:</text:p>
      <text:p text:style-name="P6"/>
      <text:p text:style-name="P6">16.04.2026</text:p>
      <text:p text:style-name="P6"/>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8">1.Abstract<text:tab/>2</text:p>
          <text:p text:style-name="P8">2.Einleitung<text:tab/>2</text:p>
          <text:p text:style-name="P8">3.Theoretischer Hintergrund<text:tab/>2</text:p>
          <text:p text:style-name="P8">4.Datenbasis und Methodik<text:tab/>2</text:p>
          <text:p text:style-name="P8">5.Explorative Datenanalysis<text:tab/>2</text:p>
          <text:p text:style-name="P8">6.Regressionsanalyse<text:tab/>2</text:p>
          <text:p text:style-name="P8">7.Diskussion der Ergebnisse<text:tab/>2</text:p>
          <text:p text:style-name="P8">8.Zusammenfassung<text:tab/>2</text:p>
          <text:p text:style-name="P8">9.Literaturverzeichnis<text:tab/>2</text:p>
          <text:p text:style-name="P8">10.Eigenständigkeitserklärung und Übersicht verwendeter Hilfsmittel<text:tab/>2</text:p>
        </text:index-body>
      </text:table-of-content>
      <text:p text:style-name="P3"/>
      <text:h text:style-name="Heading_20_1" text:outline-level="1">Abstract</text:h>
      <text:p text:style-name="Text_20_body"/>
      <text:p text:style-name="Text_20_body"/>
      <text:p text:style-name="Text_20_body"/>
      <text:h text:style-name="Heading_20_1" text:outline-level="1">Einleitung</text:h>
      <text:p text:style-name="Text_20_body">1,5 seiten</text:p>
      <text:p text:style-name="Text_20_body">Motivation und Problemstellung</text:p>
      <text:p text:style-name="Text_20_body">Zielsetzung und Forschungsfragen</text:p>
      <text:h text:style-name="Heading_20_1" text:outline-level="1">Theoretischer Hintergrund</text:h>
      <text:h text:style-name="Heading_20_2" text:outline-level="2">Eingliederungshilfe nach §35a SGB VIII – rechtlicher Rahmen</text:h>
      <text:h text:style-name="Heading_20_2" text:outline-level="2">Zuständigkeiten in NRW</text:h>
      <text:h text:style-name="Heading_20_2" text:outline-level="2">Relevante Einflussfaktoren – bisheriger Stand der Forschung</text:h>
      <text:list xml:id="list1741498773523726063" text:style-name="L1">
        <text:list-item>
          <text:p text:style-name="P11"><text:span text:style-name="Strong_20_Emphasis">Sehr hohe regionale Streuung</text:span><text:line-break/>Die Inanspruchnahme von Eingliederungshilfen nach § 35a SGB VIII variiert auf kommunaler Ebene extrem stark. Selbst nach Bereinigung von Ausreißern bleibt eine Spannweite mit einem Faktor von rund 9 bestehen. Die regionalen Unterschiede sind deutlich ausgeprägter als bei den Hilfen zur Erziehung.</text:p>
        </text:list-item>
        <text:list-item>
          <text:p text:style-name="P11"><text:span text:style-name="Strong_20_Emphasis">Dynamischer Ausbau seit 2010</text:span><text:line-break/>Seit 2010 ist in fast allen Jugendamtsbezirken ein deutlicher Anstieg der 35a-Hilfen zu beobachten. Aus einer stark rechtsschiefen Verteilung entwickelte sich bis 2020 ein breites „Mittelfeld“. 35a-Hilfen sind inzwischen flächendeckend ein etablierter Bestandteil der Kinder- und Jugendhilfe, allerdings mit weiterhin stark variierender quantitativer Bedeutung.</text:p>
        </text:list-item>
        <text:list-item>
          <text:p text:style-name="P11"><text:span text:style-name="Strong_20_Emphasis">Regionale Muster: Rheinland vs. Westfalen-Lippe</text:span><text:line-break/>Im Rheinland liegen die Inanspruchnahmequoten systematisch höher als in Westfalen-Lippe. Ob diese Unterschiede primär auf unterschiedliche kommunale Strukturen oder auf weitere <text:soft-page-break/>institutionelle bzw. fachliche Faktoren zurückzuführen sind, bleibt offen und wird explizit als Analysebedarf benannt.</text:p>
        </text:list-item>
        <text:list-item>
          <text:p text:style-name="P11"><text:span text:style-name="Strong_20_Emphasis">Strukturtyp wichtiger als soziale Belastung</text:span><text:line-break/>Anders als bei den Hilfen zur Erziehung zeigt sich kein Zusammenhang zwischen 35a-Quote und Belastungsklassen. Deutlich sind jedoch Unterschiede nach Strukturtyp:<text:line-break/>kreisfreie Städte &gt; große kreisangehörige Städte &gt; Landkreise.</text:p>
        </text:list-item>
        <text:list-item>
          <text:p text:style-name="P11"><text:span text:style-name="Strong_20_Emphasis">Schwacher Zusammenhang zu Hilfen zur Erziehung</text:span><text:line-break/>Zwischen der Inanspruchnahme von 35a-Hilfen und ambulanten Hilfen zur Erziehung besteht ein schwach positiver Zusammenhang. </text:p>
        </text:list-item>
        <text:list-item>
          <text:p text:style-name="P11"><text:span text:style-name="Strong_20_Emphasis">Keine kommunale Korrelation zu SGB IX</text:span><text:line-break/>Das Verhältnis von Eingliederungshilfen nach SGB VIII (§ 35a) und SGB IX variiert stark zwischen Kommunen. Statistisch zeigt sich jedoch kein Zusammenhang der Inanspruchnahmequoten auf kommunaler Ebene.</text:p>
        </text:list-item>
        <text:list-item>
          <text:p text:style-name="P11"><text:span text:style-name="Strong_20_Emphasis">Soziale Selektivität auf Individualebene</text:span><text:line-break/>Auf Individualdatenebene sind bestimmte Lebenslagen überrepräsentiert:</text:p>
          <text:list>
            <text:list-item>
              <text:p text:style-name="P11">Alleinerziehendenhaushalte (stark überrepräsentiert)</text:p>
            </text:list-item>
            <text:list-item>
              <text:p text:style-name="P11">Transferleistungsbezug (überrepräsentiert)</text:p>
            </text:list-item>
            <text:list-item>
              <text:p text:style-name="P11">Hinweise auf einen Mittelschichtsbias bei ambulanten 35a-Hilfen</text:p>
            </text:list-item>
            <text:list-item>
              <text:p text:style-name="P11">Geringere Anteile von Familien mit nichtdeutscher Familiensprache im Vergleich zu Hilfen zur Erziehung</text:p>
            </text:list-item>
          </text:list>
          <text:p text:style-name="P11">Wichtig: Diese Befunde stammen aus Individualstatistiken und lassen sich nicht automatisch auf die kommunale Ebene übertragen.</text:p>
          <text:p text:style-name="P11"><text:span text:style-name="Strong_20_Emphasis"/></text:p>
        </text:list-item>
      </text:list>
      <text:h text:style-name="Heading_20_1" text:outline-level="1">Datenbasis und Aufbereitung</text:h>
      <text:p text:style-name="Text_20_body"><text:span text:style-name="Emphasis">Strukturelle Merkmale</text:span></text:p>
      <text:list xml:id="list5392125452810437756" text:style-name="L2">
        <text:list-item>
          <text:p text:style-name="P12">Strukturtyp (kreisfreie Stadt, großer Kreis, Kreis)</text:p>
        </text:list-item>
        <text:list-item>
          <text:p text:style-name="P12">Bevölkerungsdichte (Die Bevölkerung(sdichte) ist eine Fortschreibung aus dem Jahr 2022)</text:p>
        </text:list-item>
        <text:list-item>
          <text:p text:style-name="P12">Kinder- und Jugendpsychiater*innen- und Kinderärzt*innendichte als Proxy für med. Infrastruktur (auch als Proxy für Wahrnehmung psychischer Erkrankungen) </text:p>
        </text:list-item>
        <text:list-item>
          <text:p text:style-name="P12">Regionale Zugehörigkeit bzw Landesjugendamt (Rheinland vs. Westfalen-Lippe)</text:p>
          <text:p text:style-name="P12"/>
        </text:list-item>
      </text:list>
      <text:p text:style-name="Text_20_body"><text:span text:style-name="Emphasis">Demografische und sozioökonomische Variablen</text:span></text:p>
      <text:list xml:id="list8369938547560501566" text:style-name="L3">
        <text:list-item>
          <text:p text:style-name="P13">SGB II Quote</text:p>
        </text:list-item>
        <text:list-item>
          <text:p text:style-name="P13">Bildungsniveau <text:s/>(Achtung! Schulabschlüsse werden für sozialversicherungspflichtige dargestellt (einzig verfügbare aktuelle quelle). Somit sind alle nicht-erwerbstätigen hier nicht abgebildet)</text:p>
        </text:list-item>
      </text:list>
      <text:p text:style-name="Text_20_body"/>
      <text:p text:style-name="Text_20_body">Optional:</text:p>
      <text:list xml:id="list3838268011998180158" text:style-name="L4">
        <text:list-item>
          <text:p text:style-name="P14">Verhältnis ambulante Hilfen zur Erziehung vs. § 35a-Hilfen (~0,3 Korrelation laut Quelle)</text:p>
        </text:list-item>
        <text:list-item>
          <text:p text:style-name="P14"><text:soft-page-break/>Poolschulen oder andere besondere Projekte (nur für einzelne Städte auswertbar)</text:p>
        </text:list-item>
        <text:list-item>
          <text:p text:style-name="P14">Wahlverhalten (als weiterer Proxy für Wahrnehmung psychischer Erkrankungen)</text:p>
        </text:list-item>
        <text:list-item>
          <text:p text:style-name="P14">Leistungserbringer/Angebote (Träger, Therapieplätze) pro Kreis</text:p>
          <text:p text:style-name="P14"/>
        </text:list-item>
      </text:list>
      <text:p text:style-name="Text_20_body">Nicht verfügbar oder bewusst nicht betrachtet: </text:p>
      <text:list xml:id="list1406595489261800213" text:style-name="L5">
        <text:list-item>
          <text:p text:style-name="P15">Einkommen (nur bis 2022), kjps auf kreisebene, familienform nur bis 2019 oder nur auf landesebene</text:p>
        </text:list-item>
        <text:list-item>
          <text:p text:style-name="P15">Familienform (nur bis 2019 oder Landesebene)</text:p>
        </text:list-item>
        <text:list-item>
          <text:p text:style-name="P15">Zusammenhang SGB IX (keine Korrelation laut Quelle)</text:p>
        </text:list-item>
        <text:list-item>
          <text:p text:style-name="P15">Förderschulanteil/Schulform (Schulen des gemeinsamen Lernens würden nicht abgebildet, verzerrt das Ergebnis)</text:p>
        </text:list-item>
        <text:list-item>
          <text:p text:style-name="P15">Belastung des JA (kein Zusammenhang laut Quelle)</text:p>
        </text:list-item>
      </text:list>
      <text:p text:style-name="Text_20_body"/>
      <text:p text:style-name="Text_20_body">Durch bisherige Erkenntnisse ergänzt:</text:p>
      <text:p text:style-name="Text_20_body"/>
      <text:list xml:id="list37314086" text:continue-numbering="true" text:style-name="L5">
        <text:list-header>
          <text:p text:style-name="P15"/>
        </text:list-header>
      </text:list>
      <text:h text:style-name="Heading_20_2" text:outline-level="2">Preprocessing</text:h>
      <text:p text:style-name="Text_20_body"/>
      <text:p text:style-name="Text_20_body">35 Hilfen: Da alle Gemeinden in NRW dargestellt wurden, wurde entsprechend gefiltert. Da in den Quellen von einem Ranking nach kreisfreien Städten, Kreisen mit großen Kommunen und weiteren Kreisen gesprochen wurde, wurden die Kreise, die über solch große Kommunen verfügen, gekennzeichnet. Anschließend wurde nach Kreisen, kreisfreien Städten und Städteregionen gefiltert.</text:p>
      <text:p text:style-name="Text_20_body">Es wurden Spalten ergänzt, um die ursprünglichen Typen „Kreis“ und „kreisfreie Stadt“ darzustellen, sowie eine Dreiteilung „kreisfreie Stadt“, „kleiner Kreis“ und „großer Kreis“<text:note text:id="ftn1" text:note-class="footnote"><text:note-citation>1</text:note-citation><text:note-body><text:p text:style-name="Footnote">Zur besseren Lesbarkeit wurde in große und kleine Kreise sortiert. Gemeint sind Kreise, in denen sich ein oder mehrere, laut NRW Verordnung große Kommunen befinden.</text:p></text:note-body></text:note></text:p>
      <text:p text:style-name="Text_20_body">Da die Power mit n=8 bei den „kleinen Kreisen“ gering ist, wurde die ursprüngliche Aufteilung ebenfalls behalten</text:p>
      <text:p text:style-name="Text_20_body"/>
      <text:p text:style-name="Text_20_body">Aachen war bis 2009 in kreisfreie Stadt und Kreis aufgeteilt. Da es als einzige Städteregion keine Aussagekraft im Typenvergleich hat, wurde untersucht, zu welchem Typ sich Aachen hinsichtlich seiner Bevölkerungsdichte zuordnen lässt.</text:p>
      <text:p text:style-name="Text_20_body"/>
      <text:p text:style-name="Text_20_body"/>
      <text:p text:style-name="Text_20_body"><draw:frame draw:style-name="fr1" draw:name="Grafik1" text:anchor-type="paragraph" svg:x="0.376cm" svg:y="0.37cm" svg:width="10.007cm" svg:height="8.539cm" draw:z-index="0"><draw:image xlink:href="Pictures/2000000700003DC300002E41220698DF.svm" xlink:type="simple" xlink:show="embed" xlink:actuate="onLoad"/></draw:frame><text:soft-page-break/></text:p>
      <text:p text:style-name="Text_20_body">Da die Distanz der Bevölkerungdichte Aachens zum Median der anderen Regionstypen mit 412 zu „Großen Kreisen“ am geringsten war, wäre naheliegend Aachen diesem Typen zuzuordnen. (Dist zu krfr Stäste 1308). Da die 35a Quote Aachens aber mit 300 über alle Typen hinweg am 3. höchsten ist und sowohl unter den großen Kreisen als auch den kreisfreien Städten je den 2. Platz belegt hinsichtlich der Inanspruchnahme, würde eine Einordnung das Gesamtbild verzerren. Daher wird auf diese Einordnung erstmal verzichtet</text:p>
      <text:p text:style-name="Text_20_body"/>
      <text:p text:style-name="Text_20_body"/>
      <text:p text:style-name="Text_20_body"/>
      <text:p text:style-name="Text_20_body">Da die Stadt Essen 2024 aufgrund einer Softwareumstellung keine Werte zu den 35a-Hilfen liefern konnte, wurden diese mithilfe des Durchschnitts nahegelegener Ruhrgebietsstädte imputiert. </text:p>
      <text:p text:style-name="Text_20_body">Zunächst wurde versucht, eine bessere Annäherung zu finden. Hierzu wurde die Bevölkerungsdichte, der Kinderanteil und die Zahl der Kinder von 6 bis 20 der Ruhrgebietsstädte analysiert, um herauszufinden, zu welchen dieser Städte die die geringste Distanz hinsichtlich der genannten Variablen hat. Da dies jedoch voraussetzt, dass die Zahl der Hilfen direkt mit Bevölkerungsdichte und Kinderanteil korreliert, wurde diese Idee wieder verworfen.</text:p>
      <text:p text:style-name="Text_20_body"/>
      <text:p text:style-name="Text_20_body">Bildungsindex: Schulabschlüssen wurden Skalenniveaus zugewiesen, um so einen Bildungsindex generieren zu können, der die durchschnittliche höhe unter der erwerbstätigen Bevölkerung darstellt (genauer ausführen)</text:p>
      <text:p text:style-name="Text_20_body"/>
      <text:h text:style-name="Heading_20_1" text:outline-level="1">Explorative Datenanalyse und deskriptive Statistik</text:h>
      <text:h text:style-name="Heading_20_2" text:outline-level="2">35a-Quote gesamt </text:h>
      <text:p text:style-name="Text_20_body"><text:span text:style-name="Strong_20_Emphasis"><text:span text:style-name="T1">Definition: Anzahl der In Anspruch genommenen Hilfen nach SGB VIII 35a zum Stichtag 31.12.2024 dividiert durch die Anzahl Kinder im Alter von 6 bis unter 20 (theoretisch fehlt hier ein Jahr!), mal 10:000 → also Hilfen auf 10000 Kinder </text:span></text:span></text:p>
      <text:p text:style-name="Text_20_body"><text:soft-page-break/><text:span text:style-name="Strong_20_Emphasis"><text:span text:style-name="T1">Verhältnisskala, nicht-negativ, mathematisch nach oben nicht begrenzt (nur durch die Domäne)</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count,53.000000</text:span></text:span></text:p>
      <text:p text:style-name="Text_20_body"><text:span text:style-name="Strong_20_Emphasis"><text:span text:style-name="T1">mean,182.735849</text:span></text:span></text:p>
      <text:p text:style-name="Text_20_body"><text:span text:style-name="Strong_20_Emphasis"><text:span text:style-name="T1">std,66.415982</text:span></text:span></text:p>
      <text:p text:style-name="Text_20_body"><text:span text:style-name="Strong_20_Emphasis"><text:span text:style-name="T1">min,69.000000</text:span></text:span></text:p>
      <text:p text:style-name="Text_20_body"><text:span text:style-name="Strong_20_Emphasis"><text:span text:style-name="T1">25%,143.000000</text:span></text:span></text:p>
      <text:p text:style-name="Text_20_body"><text:span text:style-name="Strong_20_Emphasis"><text:span text:style-name="T1">50%,174.000000</text:span></text:span></text:p>
      <text:p text:style-name="Text_20_body"><text:span text:style-name="Strong_20_Emphasis"><text:span text:style-name="T1">75%,228.000000</text:span></text:span></text:p>
      <text:p text:style-name="Text_20_body"><text:span text:style-name="Strong_20_Emphasis"><text:span text:style-name="T1">max,326.000000</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53 Kreise/kreisfreie Städte, </text:span></text:span></text:p>
      <text:p text:style-name="Text_20_body"><text:span text:style-name="Strong_20_Emphasis"><text:span text:style-name="T1">Minimum 69, Maximum 326 (Spannweite 257), Mean von 182, Median von 174 (tendenziell leicht rechtsschief, erwartbar da viele Kreise mit moderaten Quoten, wenig hohe Inanspruchnahmen)</text:span></text:span></text:p>
      <text:p text:style-name="Text_20_body"><text:span text:style-name="Strong_20_Emphasis"><text:span text:style-name="T1">Standardabweichung von 66,4, Var Kof von 66/182 = 0,36 → relativ starke Heterogenität, deutet auf strukturelle, institutionelle oder kulturelle Unterschiede hin, die über zufällige Schwankungen hinausgehen. </text:span></text:span></text:p>
      <text:p text:style-name="Text_20_body"><draw:frame draw:style-name="fr2" draw:name="Grafik5" text:anchor-type="paragraph" svg:width="17cm" svg:height="20.438cm" draw:z-index="1"><draw:image xlink:href="Pictures/20000007000055B100006707B0E725CB.svm" xlink:type="simple" xlink:show="embed" xlink:actuate="onLoad"/></draw:frame><text:soft-page-break/><text:span text:style-name="Strong_20_Emphasis"><text:span text:style-name="T1"> IQR = 85, iqr/Span 0,33 → heterogen, aber nicht extrem randlastig</text:span></text:span></text:p>
      <text:p text:style-name="Text_20_body"><text:span text:style-name="Strong_20_Emphasis"/></text:p>
      <text:p text:style-name="Text_20_body"/>
      <text:p text:style-name="Text_20_body"/>
      <text:p text:style-name="Text_20_body">deutlischer Abstand von Düsseldorf, Steinfurt und Gelsenkirchen sowie Köln bei den sehr hohen Werten</text:p>
      <text:p text:style-name="Text_20_body"/>
      <text:p text:style-name="Text_20_body"/>
      <text:p text:style-name="Text_20_body"><text:soft-page-break/></text:p>
      <text:p text:style-name="Text_20_body"><draw:frame draw:style-name="fr3" draw:name="Grafik3" text:anchor-type="paragraph" svg:width="16.175cm" svg:height="11.553cm" draw:z-index="4"><draw:image xlink:href="Pictures/2000000700003F2F00002D21FC067010.svm" xlink:type="simple" xlink:show="embed" xlink:actuate="onLoad"/></draw:frame>unimodal, kde mit standard bandwith ähnlich zu 0.5. Bei höheren Werten platte Mitte. Leichte rechtsschiefe auch visuelle. Einige sehr hohe Werte (Köln, Aachen, Ennepe-Ruhr-Kreis) </text:p>
      <text:p text:style-name="Text_20_body"><draw:frame draw:style-name="fr1" draw:name="Grafik2" text:anchor-type="paragraph" svg:x="-0.136cm" svg:y="0cm" svg:width="7.193cm" svg:height="6.156cm" draw:z-index="2"><draw:image xlink:href="Pictures/200000070000262A00001CA4490EA52D.svm" xlink:type="simple" xlink:show="embed" xlink:actuate="onLoad"/></draw:frame><draw:frame draw:style-name="fr1" draw:name="Grafik6" text:anchor-type="paragraph" svg:x="8.5cm" svg:y="0cm" svg:width="7.698cm" svg:height="6.034cm" draw:z-index="3"><draw:image xlink:href="Pictures/20000007000023E700001CA448F8F110.svm" xlink:type="simple" xlink:show="embed" xlink:actuate="onLoad"/></draw:frame>Der Q-Q-Plot zeigt für den zentralen Bereich der Verteilung eine gute Annäherung an die Normalverteilung. Abweichungen treten vor allem in den Randbereichen auf, insbesondere im oberen Quantilbereich, was auf eine leicht erhöhte Streuung einzelner Kreise hinweist. </text:p>
      <text:p text:style-name="Text_20_body">IQR-Methode nach Tukey zur ausreißer findung zeigte kein ergebnis.</text:p>
      <text:p text:style-name="Text_20_body">Geografische betrachtung zeigt geringere quote im nord-osten, höhere im süd-osten. Deutlicher Cut bei Düsseldorf im geografischen Vergleich, ggf. auch Gelsenkirchen. Steinfurt passt visuell. Optischer Ausreißer Köln, ggf noch Ennepe-Ruhr-Kreis.</text:p>
      <text:p text:style-name="Text_20_body"/>
      <text:h text:style-name="Heading_20_2" text:outline-level="2"><text:soft-page-break/>35a-Quote nach 2 Typen</text:h>
      <text:p text:style-name="Text_20_body">Aachen rausgeschmissen </text:p>
      <text:p text:style-name="Text_20_body">Kreis <text:s text:c="12"/>mean <text:s text:c="7"/>180.367</text:p>
      <text:p text:style-name="Text_20_body"><text:s text:c="18"/>median <text:s text:c="5"/>176.000</text:p>
      <text:p text:style-name="Text_20_body"><text:s text:c="18"/>std <text:s text:c="9"/>62.889</text:p>
      <text:p text:style-name="Text_20_body"><text:s text:c="18"/>IQR <text:s text:c="9"/>93.250</text:p>
      <text:p text:style-name="Text_20_body"><text:s text:c="18"/>span <text:s text:c="7"/>232.000</text:p>
      <text:p text:style-name="Text_20_body"><text:s text:c="18"/>IQR/span <text:s text:c="5"/>0.402</text:p>
      <text:p text:style-name="Text_20_body"><text:s text:c="18"/>CV <text:s text:c="11"/>0.349</text:p>
      <text:p text:style-name="Text_20_body">Kreisfreie Stadt <text:s/>mean <text:s text:c="7"/>180.591</text:p>
      <text:p text:style-name="Text_20_body"><text:s text:c="18"/>median <text:s text:c="5"/>165.000</text:p>
      <text:p text:style-name="Text_20_body"><text:s text:c="18"/>std <text:s text:c="9"/>69.152</text:p>
      <text:p text:style-name="Text_20_body"><text:s text:c="18"/>IQR <text:s text:c="9"/>71.000</text:p>
      <text:p text:style-name="Text_20_body"><text:s text:c="18"/>span <text:s text:c="7"/>257.000</text:p>
      <text:p text:style-name="Text_20_body"><text:s text:c="18"/>IQR/span <text:s text:c="5"/>0.276</text:p>
      <text:p text:style-name="Text_20_body"><text:s text:c="18"/>CV <text:s text:c="11"/>0.383</text:p>
      <text:p text:style-name="Text_20_body">Während sich die durchschnittliche § 35a-Quote zwischen Kreisen und kreisfreien Städten kaum unterscheidet, zeigen sich deutliche Unterschiede in der Verteilungsstruktur: Kreise weisen eine breitere Streuung im zentralen Bereich auf, während kreisfreie Städte durch eine kompaktere Mitte, jedoch stärkere Extremwerte gekennzeichnet sind. </text:p>
      <text:p text:style-name="Text_20_body"/>
      <text:p text:style-name="Text_20_body">=== Kreise ===</text:p>
      <text:p text:style-name="Text_20_body"/>
      <text:p text:style-name="Text_20_body">Top 5 (hÃ¶chste Werte):</text:p>
      <text:p text:style-name="Text_20_body"><text:s text:c="26"/>Name <text:s/>35a Hilfen pro 10000</text:p>
      <text:p text:style-name="Text_20_body">2 <text:s text:c="11"/>Ennepe-Ruhr-Kreis <text:s text:c="18"/>306</text:p>
      <text:p text:style-name="Text_20_body">1 <text:s text:c="23"/>Düren <text:s text:c="18"/>301</text:p>
      <text:p text:style-name="Text_20_body">15 <text:s/>Rheinisch-Bergischer Kreis <text:s text:c="18"/>265</text:p>
      <text:p text:style-name="Text_20_body">20 <text:s text:c="20"/>Viersen <text:s text:c="18"/>248</text:p>
      <text:p text:style-name="Text_20_body">24 <text:s text:c="18"/>Heinsberg <text:s text:c="18"/>248</text:p>
      <text:p text:style-name="Text_20_body"/>
      <text:p text:style-name="Text_20_body">Bottom 5 (niedrigste Werte):</text:p>
      <text:p text:style-name="Text_20_body"><text:s text:c="9"/>Name <text:s/>35a Hilfen pro 10000</text:p>
      <text:p text:style-name="Text_20_body">18 <text:s/>Steinfurt <text:s text:c="19"/>74</text:p>
      <text:p text:style-name="Text_20_body">29 <text:s/>Warendorf <text:s text:c="19"/>93</text:p>
      <text:p text:style-name="Text_20_body">4 <text:s text:c="4"/>Herford <text:s text:c="19"/>94</text:p>
      <text:p text:style-name="Text_20_body">0 <text:s text:c="5"/>Borken <text:s text:c="18"/>102</text:p>
      <text:p text:style-name="Text_20_body"><text:soft-page-break/>22 <text:s text:c="2"/>Coesfeld <text:s text:c="18"/>102</text:p>
      <text:p text:style-name="Text_20_body"/>
      <text:p text:style-name="Text_20_body"/>
      <text:p text:style-name="Text_20_body">=== Kreisfreie StÃ¤dte ===</text:p>
      <text:p text:style-name="Text_20_body"/>
      <text:p text:style-name="Text_20_body">Top 5 (hÃ¶chste Werte):</text:p>
      <text:p text:style-name="Text_20_body"><text:s text:c="19"/>Name <text:s/>35a Hilfen pro 10000</text:p>
      <text:p text:style-name="Text_20_body">43 <text:s text:c="16"/>Köln <text:s text:c="18"/>326</text:p>
      <text:p text:style-name="Text_20_body">46 <text:s/>Mülheim an der Ruhr <text:s text:c="18"/>286</text:p>
      <text:p text:style-name="Text_20_body">44 <text:s text:c="10"/>Leverkusen <text:s text:c="18"/>284</text:p>
      <text:p text:style-name="Text_20_body">34 <text:s text:c="12"/>Dortmund <text:s text:c="18"/>260</text:p>
      <text:p text:style-name="Text_20_body">47 <text:s text:c="13"/>Münster <text:s text:c="18"/>257</text:p>
      <text:p text:style-name="Text_20_body"/>
      <text:p text:style-name="Text_20_body">Bottom 5 (niedrigste Werte):</text:p>
      <text:p text:style-name="Text_20_body"><text:s text:c="15"/>Name <text:s/>35a Hilfen pro 10000</text:p>
      <text:p text:style-name="Text_20_body">36 <text:s text:c="6"/>Düsseldorf <text:s text:c="19"/>69</text:p>
      <text:p text:style-name="Text_20_body">38 <text:s text:c="3"/>Gelsenkirchen <text:s text:c="19"/>77</text:p>
      <text:p text:style-name="Text_20_body">48 <text:s text:c="6"/>Oberhausen <text:s text:c="19"/>99</text:p>
      <text:p text:style-name="Text_20_body">45 <text:s/>Mönchengladbach <text:s text:c="18"/>104</text:p>
      <text:p text:style-name="Text_20_body">33 <text:s text:c="9"/>Bottrop <text:s text:c="18"/>126</text:p>
      <text:p text:style-name="Text_20_body"/>
      <text:p text:style-name="Text_20_body">→ näher angucken: städte ddorf und köln, kreise ennepe ruhr, ggf düren, steinfurt</text:p>
      <text:p text:style-name="Text_20_body"/>
      <text:p text:style-name="Text_20_body"><draw:frame draw:style-name="fr3" draw:name="Grafik4" text:anchor-type="paragraph" svg:width="11.187cm" svg:height="7.267cm" draw:z-index="5"><draw:image xlink:href="Pictures/2000000700002BB200001C6367916C12.svm" xlink:type="simple" xlink:show="embed" xlink:actuate="onLoad"/></draw:frame></text:p>
      <text:p text:style-name="Text_20_body">heterogenität der kreise sichtbar, krasser ausreißer in köln, auch durch tukey test bestätigt</text:p>
      <text:p text:style-name="Text_20_body"/>
      <text:p text:style-name="Text_20_body"><text:soft-page-break/>→ näher untersuchen: Ausreißer (auf jeden Fall Köln, Düsseldorf, ggf. Düren und Aachen, Ennepe-Ruhr-Kreis, Gelsenkirchen Steinfurt). Außerdem überörtlichen Träger in den Blick nehmen</text:p>
      <text:p text:style-name="Text_20_body"/>
      <text:h text:style-name="Heading_20_2" text:outline-level="2">35a Quote 3 Typenvergleich</text:h>
      <text:p text:style-name="Text_20_body">Die Dreiteilung zeigt, dass sich die Heterogenität der § 35a-Quote nicht primär im Niveau, sondern in der Verteilungsstruktur unterscheidet:<text:line-break/>kleine Kreise sind vergleichsweise homogen, große Kreise weisen eine breite Streuung im zentralen Bereich auf, während kreisfreie Städte durch eine kompakte Mitte und ausgeprägte Randwerte gekennzeichnet sind. Zu beachten ist jedoch, dass die kleinen Kreise mit n=8 eine geringe Power haben und daher strichprobenanfälliger sind</text:p>
      <text:p text:style-name="Text_20_body"/>
      <text:p text:style-name="Text_20_body"><draw:frame draw:style-name="fr3" draw:name="Grafik7" text:anchor-type="paragraph" svg:width="11.187cm" svg:height="7.267cm" draw:z-index="6"><draw:image xlink:href="Pictures/2000000700002BB200001C63519D3483.svm" xlink:type="simple" xlink:show="embed" xlink:actuate="onLoad"/></draw:frame></text:p>
      <text:p text:style-name="Text_20_body">möglicher gradient krfr städte → gr. Kreise → kl. Kreise </text:p>
      <text:p text:style-name="Text_20_body">Die Boxplots zeigen keinen klaren stufenförmigen Unterschied der § 35a-Quote zwischen den Gebietstypen. Vielmehr deutet die unterschiedliche Verteilungsstruktur darauf hin, dass sich hohe Inanspruchnahmen einzelner städtischer Jugendämter auf Kreisebene durch niedrigere Quoten im übrigen Kreisgebiet teilweise ausgleichen. Der Effekt manifestiert sich primär in einer erhöhten Streuung, insbesondere bei großen Kreisen und kreisfreien Städten.</text:p>
      <text:p text:style-name="Text_20_body">Ggf bedenken, dass große kreisangehöriger kommunen anders bewertet wurde im hze bericht</text:p>
      <text:p text:style-name="Text_20_body"/>
      <text:h text:style-name="Heading_20_2" text:outline-level="2">sgb 2 quote</text:h>
      <text:p text:style-name="Text_20_body">prozentualer Anteil an Menschen im SGB II Bezug (Bürgergeld) an der Gesamtbevölkerung.</text:p>
      <text:p text:style-name="Text_20_body"/>
      <text:p text:style-name="Text_20_body">warum nicht mindestsicherungsleistungen?</text:p>
      <text:p text:style-name="Text_20_body">Beschreibt ihr einen prozentsatz in der bevölkerung. Daher im gegensatz zu 35a im intervall 0 bis 100 (bei 35a könnte ein kind mehrere hilfen kriegen)</text:p>
      <text:p text:style-name="Text_20_body">mean,8.451</text:p>
      <text:p text:style-name="Text_20_body">median,7.960</text:p>
      <text:p text:style-name="Text_20_body"><text:soft-page-break/>std,3.293</text:p>
      <text:p text:style-name="Text_20_body">IQR,4.670</text:p>
      <text:p text:style-name="Text_20_body">span,14.500</text:p>
      <text:p text:style-name="Text_20_body">IQR/span,0.322</text:p>
      <text:p text:style-name="Text_20_body">CV,0.390</text:p>
      <text:p text:style-name="Text_20_body"/>
      <text:p text:style-name="Text_20_body"><draw:frame draw:style-name="fr3" draw:name="Grafik8" text:anchor-type="paragraph" svg:width="9.77cm" svg:height="7.332cm" draw:z-index="10"><draw:image xlink:href="Pictures/200000070000262A00001CA4F263EDA6.svm" xlink:type="simple" xlink:show="embed" xlink:actuate="onLoad"/></draw:frame></text:p>
      <text:p text:style-name="Text_20_body"/>
      <text:p text:style-name="Text_20_body">wieder tendenziell eher heterogen.Gelsenkirchen klarer ausreißer mit 18,8%. Hohe Werte bei krfr Städten, vor allem im Ruhrgebiet (wenig überraschend).</text:p>
      <text:p text:style-name="Text_20_body">Stark rechtsschief mit deutlichem heavy tail </text:p>
      <text:p text:style-name="Text_20_body"/>
      <text:p text:style-name="Text_20_body"><draw:frame draw:style-name="fr4" draw:name="Grafik9" text:anchor-type="paragraph" svg:width="15.997cm" svg:height="18.507cm" draw:z-index="7"><draw:image xlink:href="Pictures/200000070000552000006707E2DDF471.svm" xlink:type="simple" xlink:show="embed" xlink:actuate="onLoad"/></draw:frame><text:soft-page-break/></text:p>
      <text:p text:style-name="Text_20_body">Bei Aufteilung nach Typen ist nur noch Recklinghausen (Kreis 10,49) Ausreißer! </text:p>
      <text:p text:style-name="Text_20_body">Die SGB-II-Quote liegt in<text:span text:style-name="T1"> </text:span><text:span text:style-name="Strong_20_Emphasis"><text:span text:style-name="T1">kreisfreien Städten</text:span></text:span><text:span text:style-name="T1"> deutlich höher als in </text:span><text:span text:style-name="Strong_20_Emphasis"><text:span text:style-name="T1">Kreisen</text:span></text:span><text:span text:style-name="T1">,</text:span> sowohl im Mittel (11,4 vs. 6,3) als auch im Median, was auf ein insgesamt höheres Armutsniveau in urbanen Räumen hindeutet. Gleichzeitig weisen kreisfreie Städte eine stärkere Streuung auf, erkennbar an höherer Standardabweichung, größerem IQR und einer höheren relativen Spannweite (IQR/span). Der etwas höhere Variationskoeffizient spricht dafür, dass die sozialen Lagen in kreisfreien Städten heterogener sind als in Kreisen.</text:p>
      <text:p text:style-name="Text_20_body"><text:span text:style-name="T1">Die SGB-II-Quote ist in </text:span><text:span text:style-name="Strong_20_Emphasis"><text:span text:style-name="T1">kreisfreien Städten</text:span></text:span><text:span text:style-name="T1"> mit großem Abstand am höchsten, während </text:span><text:span text:style-name="Strong_20_Emphasis"><text:span text:style-name="T1">große Kreise</text:span></text:span><text:span text:style-name="T1"> ein mittleres und </text:span><text:span text:style-name="Strong_20_Emphasis"><text:span text:style-name="T1">kleine Kreise</text:span></text:span><text:span text:style-name="T1"> ein deutlich n</text:span>iedrigeres Armutsniveau aufweisen. Große Kreise zeigen eine moderat höhere Streuung als kleine Kreise, sowohl absolut als auch relativ, was auf stärkere strukturelle Unterschiede innerhalb dieser Gebietskategorie hindeutet. Kleine Kreise sind dagegen durch eine geringe absolute Streuung gekennzeichnet, wobei der hohe IQR/span-Wert <text:soft-page-break/>vor allem auf die sehr kleine Gesamtspanne und nicht auf ausgeprägte Heterogenität hinweist.</text:p>
      <text:p text:style-name="Text_20_body"/>
      <text:p text:style-name="Text_20_body"><draw:frame draw:style-name="fr1" draw:name="Grafik11" text:anchor-type="paragraph" svg:x="8.647cm" svg:y="0cm" svg:width="7.631cm" svg:height="5.489cm" draw:z-index="9"><draw:image xlink:href="Pictures/2000000700002B3100001C63A385C153.svm" xlink:type="simple" xlink:show="embed" xlink:actuate="onLoad"/></draw:frame><draw:frame draw:style-name="fr1" draw:name="Grafik10" text:anchor-type="paragraph" svg:x="0.062cm" svg:y="-0.065cm" svg:width="7.087cm" svg:height="5.761cm" draw:z-index="8"><draw:image xlink:href="Pictures/2000000700002B3100001C63D2FB8D0B.svm" xlink:type="simple" xlink:show="embed" xlink:actuate="onLoad"/></draw:frame></text:p>
      <text:p text:style-name="Text_20_body"/>
      <text:p text:style-name="Text_20_body">bildungsindex</text:p>
      <text:h text:style-name="Heading_20_1" text:outline-level="1">Inferentielle Statistik</text:h>
      <text:p text:style-name="Text_20_body">Beschreibung der Modellform und formale Darstellung</text:p>
      <text:p text:style-name="Text_20_body">Ergebnisse der Modellierung (Regressionskoeffizient und Signifikanz, Interpretation)</text:p>
      <text:p text:style-name="Text_20_body">Modellbewertung und Validierung (Gütemaße, Modellannahmen, Verzerrung durch Aggregation oder fehlende Variablen)</text:p>
      <text:p text:style-name="Text_20_body">6 seiten</text:p>
      <text:h text:style-name="Heading_20_1" text:outline-level="1">Diskussion der Ergebnisse</text:h>
      <text:p text:style-name="Text_20_body">Interpretation der Befunde</text:p>
      <text:p text:style-name="Text_20_body">Limitationen der Untersuchung</text:p>
      <text:p text:style-name="Text_20_body"/>
      <text:p text:style-name="Text_20_body">4 seiten</text:p>
      <text:h text:style-name="Heading_20_1" text:outline-level="1">Bewertung der Vorteile durch Automatisierung</text:h>
      <text:p text:style-name="Text_20_body">Domänenspezifisch: 35a verhält sich anders als andere Formen der Jugendhilfe, grundsätzlich ähneln sich die Variablen jedoch. Besonders der überörtliche Träger (der eigentlich nur Leistungsträger für Kinder unter 6 ist), ist ein domänenspezifischer Sonderfall sowie der Hinweis auf Mittelstands-Bias</text:p>
      <text:p text:style-name="Text_20_body"/>
      <text:p text:style-name="Text_20_body">NRW-Spezifisch: Auch hier ist der überörtliche Träger ein Sonderfall, da es Landesjugendämter in anderen Bundesländern nicht gibt. Die Imputation des Werts der Stadt „Essen“ erfordert geringes Wissen, ließe sich sicher auch durch logisches Denken sinnvoll imputieren</text:p>
      <text:p text:style-name="Text_20_body"/>
      <text:p text:style-name="Text_20_body"/>
      <text:p text:style-name="Text_20_body">EDA lässt sich problemlos übertragen, sofern vorher Einzelfälle wie Städteregion bearbeitet <text:soft-page-break/>wurden. Karten und andere Visualisierungen erfordern menschliche oder künstliche Intelligenz zur sinnvollen Interpretation</text:p>
      <text:h text:style-name="Heading_20_1" text:outline-level="1">Zusammenfassung</text:h>
      <text:p text:style-name="Text_20_body">2 seiten</text:p>
      <text:h text:style-name="Heading_20_1" text:outline-level="1">Literaturverzeichnis</text:h>
      <text:p text:style-name="Text_20_body">Datenquellen:</text:p>
      <text:p text:style-name="Text_20_body"><text:a xlink:type="simple" xlink:href="https://recht.nrw.de/lmi/owa/br_bes_text?anw_nr=2&amp;bes_id=4077&amp;aufgehoben=N" text:style-name="Internet_20_link" text:visited-style-name="Visited_20_Internet_20_Link">SGV Inhalt : Verordnung zur Bestimmung der Großen kreisangehörigen Städte und der Mittleren kreisangehörigen Städte nach § 4 der Gemeindeordnung für das Land Nordrhein-Westfalen | RECHT.NRW.DE</text:a> </text:p>
      <text:h text:style-name="P10" text:outline-level="1">Eigenständigkeitserklärung und Übersicht verwendeter Hilfsmittel</text:h>
      <text:p text:style-name="P9"/>
      <text:p text:style-name="P9"/>
      <text:p text:style-name="P9"/>
      <text:p text:style-name="P9"/>
      <text:p text:style-name="P9"/>
      <text:h text:style-name="P10" text:outline-level="1">1 — Mögliche Hauptforschungsfragen</text:h>
      <text:list xml:id="list2548053806808145233" text:style-name="L6">
        <text:list-item>
          <text:p text:style-name="P16">Wie variieren Inanspruchnahmeraten der Eingliederungshilfe nach §35a SGB VIII auf Kreisebene in Nordrhein-Westfalen?</text:p>
        </text:list-item>
        <text:list-item>
          <text:p text:style-name="P16">Welche sozio-ökonomischen, demographischen und versorgungsseitigen Faktoren erklären die regionale Variation der Inanspruchnahme?</text:p>
        </text:list-item>
        <text:list-item>
          <text:p text:style-name="P16">In welchem Ausmaß lassen sich Unterschiede durch Angebot (z. B. Leistungsanbieter, Personal) versus Bedarf (z. B. Armut, Familienstruktur) erklären?</text:p>
        </text:list-item>
        <text:list-item>
          <text:p text:style-name="P16">Gibt es räumliche Abhängigkeiten (z. B. benachbarte Kreise beeinflussen einander) in der Verteilung der Inanspruchnahme?</text:p>
        </text:list-item>
      </text:list>
      <text:h text:style-name="Heading_20_1" text:outline-level="1" text:is-list-header="true">2 — Konkrete Hypothesen (Beispiele)</text:h>
      <text:list xml:id="list6161005979884205281" text:style-name="L7">
        <text:list-item>
          <text:p text:style-name="P17">H1: Kreise mit höherer Kinderarmutsquote weisen höhere Inanspruchnahmeraten von §35a auf.</text:p>
        </text:list-item>
        <text:list-item>
          <text:p text:style-name="P17">H2: Höhere Arbeitslosenquoten sind positiv mit der Inanspruchnahme verbunden.</text:p>
        </text:list-item>
        <text:list-item>
          <text:p text:style-name="P17">H3: Größerer Angebotsbestand (Anzahl von Trägern/Plätzen je Kind) erhöht die gemessene Inanspruchnahme (Versorgungsinduzierte Nachfrage-Hypothese).</text:p>
        </text:list-item>
        <text:list-item>
          <text:p text:style-name="P17">H4: Ländliche Kreise haben niedrigere gemeldete Raten (untererfassungs-/Zugangsproblem).</text:p>
        </text:list-item>
      </text:list>
      <text:h text:style-name="Heading_20_1" text:outline-level="1" text:is-list-header="true">6 — Methodik </text:h>
      <text:list xml:id="list4630981016857188770" text:style-name="L8">
        <text:list-item>
          <text:p text:style-name="P18"><text:span text:style-name="Strong_20_Emphasis">Deskriptive Analyse</text:span>: Karten (Choroplethen), Boxplots, Trendplots (falls Zeitreihe).</text:p>
        </text:list-item>
        <text:list-item>
          <text:p text:style-name="P18"><text:soft-page-break/><text:span text:style-name="Strong_20_Emphasis">Bivariate Analyse</text:span>: Korrelationen, Scatterplots mit Fit-Linien.</text:p>
        </text:list-item>
        <text:list-item>
          <text:p text:style-name="P18"><text:span text:style-name="Strong_20_Emphasis">Regression</text:span>:</text:p>
          <text:list>
            <text:list-item>
              <text:p text:style-name="P18">OLS auf Raten (mit Robust SE; prüfen auf Heteroskedastizität).</text:p>
            </text:list-item>
            <text:list-item>
              <text:p text:style-name="P18"><text:span text:style-name="Strong_20_Emphasis">Count-Modelle</text:span> (Poisson oder Negative Binomial) wenn du absolute Fallzahlen benutzt.</text:p>
            </text:list-item>
            <text:list-item>
              <text:p text:style-name="P18"><text:span text:style-name="Strong_20_Emphasis">Log-Transformation</text:span> der abhängigen Variable, falls schiefe Verteilung.</text:p>
            </text:list-item>
          </text:list>
        </text:list-item>
        <text:list-item>
          <text:p text:style-name="P18"><text:span text:style-name="Strong_20_Emphasis">Räumliche Ökonometrie</text:span>:</text:p>
          <text:list>
            <text:list-item>
              <text:p text:style-name="P18">Test auf räumliche Autokorrelation (Moran’s I).</text:p>
            </text:list-item>
            <text:list-item>
              <text:p text:style-name="P18">Falls nötig: Spatial Lag Model oder Spatial Error Model.</text:p>
            </text:list-item>
          </text:list>
        </text:list-item>
        <text:list-item>
          <text:p text:style-name="P18"><text:span text:style-name="Strong_20_Emphasis">Multilevel / Hierarchische Modelle</text:span>: falls Daten auf mehreren Ebenen (Kreise innerhalb Regierungsbezirke) sinnvoll.</text:p>
        </text:list-item>
        <text:list-item>
          <text:p text:style-name="P18"><text:span text:style-name="Strong_20_Emphasis">Endogenitätsüberlegungen</text:span>: z. B. Angebot kann Nachfrage beeinflussen — Instrumentvariablen (IV) sind schwer, aber denkbar (historische Bedarfe, strukturelle Zuweisungen).</text:p>
        </text:list-item>
        <text:list-item>
          <text:p text:style-name="P18"><text:span text:style-name="Strong_20_Emphasis">Robustheitschecks</text:span>: unterschiedliche Spezifikationen, Subgruppenanalysen (städtisch vs. ländlich), Entfernen von Ausreißern.</text:p>
        </text:list-item>
      </text:list>
      <text:h text:style-name="Heading_20_1" text:outline-level="1" text:is-list-header="true">7 — Diagnostics / Qualitätssicherung</text:h>
      <text:list xml:id="list4708614662735964805" text:style-name="L9">
        <text:list-item>
          <text:p text:style-name="P19">VIF für Multikollinearität.</text:p>
        </text:list-item>
        <text:list-item>
          <text:p text:style-name="P19">Residualplots, QQ-Plots (Normalität / Heteroskedastizität).</text:p>
        </text:list-item>
        <text:list-item>
          <text:p text:style-name="P19">Leverage / Cook’s D für einflussreiche Beobachtungen.</text:p>
        </text:list-item>
        <text:list-item>
          <text:p text:style-name="P19">Teste Modellannahmen (z. B. Overdispersion bei Count-Modellen).</text:p>
        </text:list-item>
        <text:list-item>
          <text:p text:style-name="P19">Kreuzvalidierung / Out-of-sample (wenn du mehr Daten hast).</text:p>
        </text:list-item>
      </text:list>
      <text:h text:style-name="Heading_20_1" text:outline-level="1" text:is-list-header="true">8 — Visualisierungen (wichtig für Ergebnisse)</text:h>
      <text:list xml:id="list1813227824112843414" text:style-name="L10">
        <text:list-item>
          <text:p text:style-name="P20">Choroplethenkarte NRW (Kreise) der Inanspruchnahmeraten.</text:p>
        </text:list-item>
        <text:list-item>
          <text:p text:style-name="P20">Scatterplots: Rate vs. Kinderarmutsquote (mit Regressionslinie).</text:p>
        </text:list-item>
        <text:list-item>
          <text:p text:style-name="P20">Heatmap der Residuen (räumlich).</text:p>
        </text:list-item>
        <text:list-item>
          <text:p text:style-name="P20">Barplots der Top/Bottom-Kreise.</text:p>
        </text:list-item>
        <text:list-item>
          <text:p text:style-name="P20">Korrelationsmatrix als Heatmap.</text:p>
        </text:list-item>
      </text:list>
      <text:p text:style-name="P9"/>
      <text:p text:style-name="P9"/>
      <text:p text:style-name="P9">Rate_i = β0 + β1·Kinderarmut_i + β2·Arbeitslosigkeit_i + β3·Angebot_i + β4·Alleinerziehende_i + … + ε_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OpenSymbol" svg:font-family="OpenSymbol"/>
    <style:font-face style:name="gg sans" svg:font-family="'gg sans', 'Noto Sans', 'Helvetica Neue', Helvetica, Arial, sans-serif"/>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13T11:02:10.12</meta:creation-date>
    <dc:date>2026-01-23T17:03:32.12</dc:date>
    <meta:editing-duration>P1DT4H5M53S</meta:editing-duration>
    <meta:editing-cycles>20</meta:editing-cycles>
    <meta:generator>OpenOffice/4.1.15$Win32 OpenOffice.org_project/4115m2$Build-9813</meta:generator>
    <meta:document-statistic meta:table-count="0" meta:image-count="11" meta:object-count="0" meta:page-count="16" meta:paragraph-count="223" meta:word-count="2238" meta:character-count="18084"/>
  </office:meta>
</office:document-meta>
</file>